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20.00%" fo:text-align="left" fo:margin-bottom="7.00pt"/>
    </style:style>
    <style:style style:name="P2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5" style:family="paragraph">
      <style:paragraph-properties fo:line-height="100.00%" fo:text-align="justify" fo:margin-left="2.75pt" fo:text-indent="-2.75pt">
        <style:tab-stops>
          <style:tab-stop style:position="495.85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justify" fo:margin-left="2.75pt" fo:text-indent="-2.75pt">
        <style:tab-stops>
          <style:tab-stop style:position="495.85pt"/>
        </style:tab-stops>
      </style:paragraph-properties>
    </style:style>
    <style:style style:name="P8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1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4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23" style:family="paragraph">
      <style:paragraph-properties fo:line-height="100.00%" fo:text-align="justify" fo:margin-left="2.75pt" fo:text-indent="-2.75pt">
        <style:tab-stops>
          <style:tab-stop style:position="495.85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justify" fo:margin-left="2.75pt" fo:text-indent="-2.75pt">
        <style:tab-stops>
          <style:tab-stop style:position="495.85pt"/>
        </style:tab-stops>
      </style:paragraph-properties>
    </style:style>
    <style:style style:name="P26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7" style:family="paragraph">
      <style:paragraph-properties fo:line-height="120.00%" fo:text-align="left" fo:margin-bottom="7.00pt"/>
    </style:style>
    <style:style style:name="TableColumn0100" style:family="table-column">
      <style:table-column-properties style:column-width="2.757639in"/>
    </style:style>
    <style:style style:name="TableColumn0101" style:family="table-column">
      <style:table-column-properties style:column-width="4.167361in"/>
    </style:style>
    <style:style style:name="Table01" style:family="table">
      <style:table-properties style:width="6.925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3" style:family="table-row">
      <style:table-row-properties style:min-row-height="0.947917in"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801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>Ответы</text:span><text:span text:style-name="T2"><text:s/></text:span><text:span text:style-name="T3">нужно</text:span><text:span text:style-name="T4"><text:s/></text:span><text:span text:style-name="T5">давать</text:span><text:span text:style-name="T6"><text:s/></text:span><text:span text:style-name="T7">лаконичные</text:span><text:span text:style-name="T8">,<text:s/></text:span><text:span text:style-name="T9">достаточно</text:span><text:span text:style-name="T10"><text:s/></text:span><text:span text:style-name="T11">продемонстрировать</text:span><text:span text:style-name="T12"><text:s/></text:span><text:span text:style-name="T13">понимание</text:span><text:span text:style-name="T14"><text:s/></text:span><text:span text:style-name="T15">предмета</text:span><text:span text:style-name="T16">.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18">Ф</text:span><text:span text:style-name="T19">.</text:span><text:span text:style-name="T20">И</text:span><text:span text:style-name="T21">.</text:span><text:span text:style-name="T22">О</text:span><text:span text:style-name="T23">.</text:span><text:span text:style-name="T24"/></text:p>
          </table:table-cell>
          <table:table-cell table:style-name="TableCell010001">
            <text:p text:style-name="P3"><text:span text:style-name="T25">Монахов Александр Андреевич</text:span><text:span text:style-name="T26"/></text:p>
          </table:table-cell>
        </table:table-row>
        <table:table-row table:style-name="TableRow0101">
          <table:table-cell table:style-name="TableCell010100" table:number-columns-spanned="2">
            <text:p text:style-name="P6"><text:span text:style-name="T27">Java</text:span><text:span text:style-name="T28"/></text:p>
          </table:table-cell>
          <table:covered-table-cell/>
        </table:table-row>
        <table:table-row table:style-name="TableRow0102">
          <table:table-cell table:style-name="TableCell010200">
            <text:p text:style-name="P9"><text:span text:style-name="T29">Что</text:span><text:span text:style-name="T30"><text:s/></text:span><text:span text:style-name="T31">такое</text:span><text:span text:style-name="T32"><text:s/></text:span><text:span text:style-name="T33">переопределение</text:span><text:span text:style-name="T34"><text:s/></text:span><text:span text:style-name="T35">метода</text:span><text:span text:style-name="T36">?</text:span><text:span text:style-name="T37"/></text:p>
          </table:table-cell>
          <table:table-cell table:style-name="TableCell010201">
            <text:p text:style-name="P9"><text:span text:style-name="T38">Переопределение метода - это изменение реализации</text:span><text:span text:style-name="T39"><text:s/></text:span><text:span text:style-name="T40">метода в подклассе или дочернем классе, уже реализованного в родительском</text:span><text:span text:style-name="T41"><text:s/></text:span><text:span text:style-name="T42">классе или в одном из суперклассов.</text:span><text:span text:style-name="T43"/></text:p>
          </table:table-cell>
        </table:table-row>
        <table:table-row table:style-name="TableRow0103">
          <table:table-cell table:style-name="TableCell010300">
            <text:p text:style-name="P12"><text:span text:style-name="T44">Какие</text:span><text:span text:style-name="T45"><text:s/></text:span><text:span text:style-name="T46">бывают</text:span><text:span text:style-name="T47"><text:s/></text:span><text:span text:style-name="T48">виды</text:span><text:span text:style-name="T49"><text:s/></text:span><text:span text:style-name="T50">классов</text:span><text:span text:style-name="T51">?</text:span><text:span text:style-name="T52"/></text:p>
          </table:table-cell>
          <table:table-cell table:style-name="TableCell010301">
            <text:p text:style-name="P12"><text:span text:style-name="T53">Виды классов внутри классов:</text:span></text:p>
            <text:p text:style-name="P12"><text:span text:style-name="T53"><text:s/>- статически вложенные</text:span></text:p>
            <text:p text:style-name="P12"><text:span text:style-name="T53"><text:s/>- внутренние</text:span></text:p>
            <text:p text:style-name="P12"><text:span text:style-name="T53"><text:s/>- анонимные</text:span></text:p>
            <text:p text:style-name="P12"><text:span text:style-name="T53"><text:s/>- локальные</text:span><text:span text:style-name="T54"/></text:p>
          </table:table-cell>
        </table:table-row>
        <table:table-row table:style-name="TableRow0104">
          <table:table-cell table:style-name="TableCell010400">
            <text:p text:style-name="P15"><text:span text:style-name="T55">Как</text:span><text:span text:style-name="T56"><text:s/></text:span><text:span text:style-name="T57">и</text:span><text:span text:style-name="T58"><text:s/></text:span><text:span text:style-name="T59">зачем</text:span><text:span text:style-name="T60"><text:s/></text:span><text:span text:style-name="T61">можно</text:span><text:span text:style-name="T62"><text:s/></text:span><text:span text:style-name="T63">использовать</text:span><text:span text:style-name="T64"><text:s/></text:span><text:span text:style-name="T65">модификатор</text:span><text:span text:style-name="T66"><text:s/>final?</text:span><text:span text:style-name="T67"/></text:p>
          </table:table-cell>
          <table:table-cell table:style-name="TableCell010401">
            <text:p text:style-name="P15"><text:span text:style-name="T68">Модификатор<text:s/></text:span><text:span text:style-name="T69">final<text:s/></text:span><text:span text:style-name="T70">используется для запрета дальнейшего изменения объекта:</text:span></text:p>
            <text:p text:style-name="P15"><text:span text:style-name="T70"><text:s/>* для класса - запрет на дальнейшее наследование</text:span><text:span text:style-name="T71">;</text:span><text:span text:style-name="T72"/></text:p>
            <text:p text:style-name="P15"><text:span text:style-name="T72"><text:s/>* для поля класса - запрет на изменение поля (для примитивных типов данных - запрет на изменение по значению, для ссылочных - запрет на изменение ссылки)</text:span><text:span text:style-name="T73">;</text:span><text:span text:style-name="T74"/></text:p>
            <text:p text:style-name="P15"><text:span text:style-name="T74"><text:s/>* для метода - запрет на переопределение данного метода при наследовании.</text:span><text:span text:style-name="T75"/></text:p>
          </table:table-cell>
        </table:table-row>
        <table:table-row table:style-name="TableRow0105">
          <table:table-cell table:style-name="TableCell010500">
            <text:p text:style-name="P17"><text:span text:style-name="T76">Какие</text:span><text:span text:style-name="T77"><text:s/></text:span><text:span text:style-name="T78">есть</text:span><text:span text:style-name="T79"><text:s/></text:span><text:span text:style-name="T80">варианты</text:span><text:span text:style-name="T81"><text:s/></text:span><text:span text:style-name="T82">использования</text:span><text:span text:style-name="T83"><text:s/></text:span><text:span text:style-name="T84">ключевого</text:span><text:span text:style-name="T85"><text:s/></text:span><text:span text:style-name="T86">слова</text:span><text:span text:style-name="T87"><text:s/>try?</text:span><text:span text:style-name="T88"/></text:p>
          </table:table-cell>
          <table:table-cell table:style-name="TableCell010501">
            <text:p text:style-name="P17"><text:span text:style-name="T88">1.<text:s/></text:span><text:span text:style-name="T89">Стандартный способ<text:s/></text:span><text:span text:style-name="T90">try-catch-finally</text:span><text:span text:style-name="T91">.</text:span><text:span text:style-name="T92"/></text:p>
            <text:p text:style-name="P17"><text:span text:style-name="T92">2.<text:s/></text:span><text:span text:style-name="T93">Начиная с 7-й<text:s/></text:span><text:span text:style-name="T94">Java</text:span><text:span text:style-name="T95">:<text:s/></text:span><text:span text:style-name="T96">try-with-resources</text:span><text:span text:style-name="T97">.</text:span><text:span text:style-name="T98"/></text:p>
          </table:table-cell>
        </table:table-row>
        <table:table-row table:style-name="TableRow0106">
          <table:table-cell table:style-name="TableCell010600">
            <text:p text:style-name="P19"><text:span text:style-name="T99">Какие</text:span><text:span text:style-name="T100"><text:s/></text:span><text:span text:style-name="T101">есть</text:span><text:span text:style-name="T102"><text:s/></text:span><text:span text:style-name="T103">стандартные</text:span><text:span text:style-name="T104"><text:s/></text:span><text:span text:style-name="T105">реализации</text:span><text:span text:style-name="T106"><text:s/></text:span><text:span text:style-name="T107">интерфейса</text:span><text:span text:style-name="T108"><text:s/>List<text:s/></text:span><text:span text:style-name="T109">и</text:span><text:span text:style-name="T110"><text:s/></text:span><text:span text:style-name="T111">в</text:span><text:span text:style-name="T112"><text:s/></text:span><text:span text:style-name="T113">каких</text:span><text:span text:style-name="T114"><text:s/></text:span><text:span text:style-name="T115">ситуациях</text:span><text:span text:style-name="T116"><text:s/></text:span><text:span text:style-name="T117">их</text:span><text:span text:style-name="T118"><text:s/></text:span><text:span text:style-name="T119">нужно</text:span><text:span text:style-name="T120"><text:s/></text:span><text:span text:style-name="T121">использовать</text:span><text:span text:style-name="T122">?</text:span><text:span text:style-name="T123"/></text:p>
          </table:table-cell>
          <table:table-cell table:style-name="TableCell010601">
            <text:p text:style-name="P19"><text:span text:style-name="T124">Стандартные реализации интерфейса<text:s/></text:span><text:span text:style-name="T125">List:</text:span></text:p>
            <text:p text:style-name="P19"><text:span text:style-name="T125"/></text:p>
            <text:p text:style-name="P19"><text:span text:style-name="T125">1. ArrayList -<text:s/></text:span><text:span text:style-name="T126">быстро работает с операциями взятия(</text:span><text:span text:style-name="T127">get)</text:span><text:span text:style-name="T128"><text:s/>и изменения</text:span><text:span text:style-name="T129">(set)</text:span><text:span text:style-name="T130"><text:s/>элемента, но при этом медленно с добавлением элемента в середину</text:span><text:span text:style-name="T131">(add(i, value)<text:s/></text:span><text:span text:style-name="T132">и с удалением элемента из списка</text:span><text:span text:style-name="T133">(remove);</text:span><text:span text:style-name="T134"/></text:p>
            <text:p text:style-name="P19"><text:span text:style-name="T135"/></text:p>
            <text:p text:style-name="P19"><text:span text:style-name="T135">2. LinkedList</text:span><text:span text:style-name="T136"><text:s/>- быстро работает с операциями добавления элемента в середину</text:span><text:span text:style-name="T137">(add(i, value) )<text:s/></text:span><text:span text:style-name="T138">и с удалением элемента из списка</text:span><text:span text:style-name="T139">(remove)</text:span><text:span text:style-name="T140">, но мендленно с операциями взятия(</text:span><text:span text:style-name="T141">get)</text:span><text:span text:style-name="T142"><text:s/>и изменения</text:span><text:span text:style-name="T143">(set)</text:span><text:span text:style-name="T144"><text:s/>элемента.</text:span><text:span text:style-name="T145"/></text:p>
          </table:table-cell>
        </table:table-row>
        <table:table-row table:style-name="TableRow0107">
          <table:table-cell table:style-name="TableCell010700">
            <text:p text:style-name="P21"><text:span text:style-name="T146">В</text:span><text:span text:style-name="T147"><text:s/></text:span><text:span text:style-name="T148">чём</text:span><text:span text:style-name="T149"><text:s/></text:span><text:span text:style-name="T150">основная</text:span><text:span text:style-name="T151"><text:s/></text:span><text:span text:style-name="T152">идея</text:span><text:span text:style-name="T153"><text:s/></text:span><text:span text:style-name="T154">стримов</text:span><text:span text:style-name="T155"><text:s/></text:span><text:span text:style-name="T156">из</text:span><text:span text:style-name="T157"><text:s/></text:span><text:span text:style-name="T158">пакета</text:span><text:span text:style-name="T159"><text:s/>java.util.stream?</text:span><text:span text:style-name="T160"/></text:p>
          </table:table-cell>
          <table:table-cell table:style-name="TableCell010701">
            <text:p text:style-name="P21"><text:span text:style-name="T161">Основная идея - потоковая обработка данных в функциональном стиле. Типичные применения<text:s/></text:span><text:span text:style-name="T162">–<text:s/></text:span><text:span text:style-name="T163">конвертация, переупаковка, и агрегация данных.</text:span><text:span text:style-name="T164"/></text:p>
          </table:table-cell>
        </table:table-row>
        <table:table-row table:style-name="TableRow0108">
          <table:table-cell table:style-name="TableCell010800" table:number-columns-spanned="2">
            <text:p text:style-name="P24"><text:span text:style-name="T165">Разное</text:span><text:span text:style-name="T166"/></text:p>
          </table:table-cell>
          <table:covered-table-cell/>
        </table:table-row>
        <table:table-row table:style-name="TableRow0109">
          <table:table-cell table:style-name="TableCell010900">
            <text:p text:style-name="P27"><text:span text:style-name="T167">Каким</text:span><text:span text:style-name="T168"><text:s/></text:span><text:span text:style-name="T169">критериям</text:span><text:span text:style-name="T170"><text:s/></text:span><text:span text:style-name="T171">должна</text:span><text:span text:style-name="T172"><text:s/></text:span><text:span text:style-name="T173">удовлетворять</text:span><text:span text:style-name="T174"><text:s/></text:span><text:span text:style-name="T175">«</text:span><text:span text:style-name="T176">хорошая</text:span><text:span text:style-name="T177">»<text:s/></text:span><text:span text:style-name="T178">хэш</text:span><text:span text:style-name="T179">-</text:span><text:span text:style-name="T180">функция</text:span><text:span text:style-name="T181">?</text:span><text:span text:style-name="T182"/></text:p>
          </table:table-cell>
          <table:table-cell table:style-name="TableCell010901">
            <text:p text:style-name="P27"><text:span text:style-name="T182">1.<text:s/></text:span><text:span text:style-name="T183">минимальное количество коллизий</text:span></text:p>
            <text:p text:style-name="P27"><text:span text:style-name="T183">2. высокая скорость</text:span><text:span text:style-name="T184"/></text:p>
          </table:table-cell>
        </table:table-row>
        <table:table-row table:style-name="TableRow0110">
          <table:table-cell table:style-name="TableCell011000">
            <text:p text:style-name="P29"><text:span text:style-name="T185">В</text:span><text:span text:style-name="T186"><text:s/></text:span><text:span text:style-name="T187">чём</text:span><text:span text:style-name="T188"><text:s/></text:span><text:span text:style-name="T189">причина</text:span><text:span text:style-name="T190"><text:s/></text:span><text:span text:style-name="T191">популярности</text:span><text:span text:style-name="T192"><text:s/></text:span><text:span text:style-name="T193">и</text:span><text:span text:style-name="T194"><text:s/></text:span><text:span text:style-name="T195">широкого</text:span><text:span text:style-name="T196"><text:s/></text:span><text:span text:style-name="T197">распространения</text:span><text:span text:style-name="T198"><text:s/></text:span><text:span text:style-name="T199">кодировки</text:span><text:span text:style-name="T200"><text:s/>UTF-8?</text:span><text:span text:style-name="T201"/></text:p>
          </table:table-cell>
          <table:table-cell table:style-name="TableCell011001">
            <text:p text:style-name="P29"><text:span text:style-name="T202">Все символы в ASCII могут быть закодированы с использованием UTF-8 без увеличения объема памяти (обратная совместимость с<text:s/></text:span><text:span text:style-name="T203">ASCII).</text:span><text:span text:style-name="T204"><text:s/>UTF-8 может закодировать любой Unicode символ без использования кодовых страниц.</text:span><text:span text:style-name="T205"/></text:p>
          </table:table-cell>
        </table:table-row>
        <table:table-row table:style-name="TableRow0111">
          <table:table-cell table:style-name="TableCell011100">
            <text:p text:style-name="P31"><text:span text:style-name="T206">Сравните</text:span><text:span text:style-name="T207"><text:s/></text:span><text:span text:style-name="T208">форматы</text:span><text:span text:style-name="T209"><text:s/>XML<text:s/></text:span><text:span text:style-name="T210">и</text:span><text:span text:style-name="T211"><text:s/>JSON.<text:s/></text:span><text:span text:style-name="T212">Когда</text:span><text:span text:style-name="T213"><text:s/></text:span><text:span text:style-name="T214">какой</text:span><text:span text:style-name="T215"><text:s/></text:span><text:span text:style-name="T216">использовать</text:span><text:span text:style-name="T217">?</text:span><text:span text:style-name="T218"/></text:p>
          </table:table-cell>
          <table:table-cell table:style-name="TableCell011101">
            <text:p text:style-name="P31"><text:span text:style-name="T218">XML -<text:s/></text:span><text:span text:style-name="T219">язык разметки.</text:span></text:p>
            <text:p text:style-name="P31"><text:span text:style-name="T219">JSON - формат для обмена данными</text:span><text:span text:style-name="T220">.</text:span></text:p>
            <text:p text:style-name="P31"><text:span text:style-name="T220"/></text:p>
            <text:p text:style-name="P31"><text:span text:style-name="T220">XML<text:s/></text:span><text:span text:style-name="T221">применяется при создании<text:s/></text:span><text:span text:style-name="T222">UI</text:span><text:span text:style-name="T223"><text:s/>(например в разработке приложений под<text:s/></text:span><text:span text:style-name="T224">Android<text:s/></text:span><text:span text:style-name="T225">или в библиотеке<text:s/></text:span><text:span text:style-name="T226">JavaFX</text:span><text:span text:style-name="T227">),</text:span><text:span text:style-name="T228"><text:s/></text:span><text:span text:style-name="T229">а также используется для запросов и ответов в протоколе<text:s/></text:span><text:span text:style-name="T230">SOAP.</text:span><text:span text:style-name="T231"/></text:p>
            <text:p text:style-name="P31"><text:span text:style-name="T232"><text:s/>JSON<text:s/></text:span><text:span text:style-name="T233">же применяется для передачи и обмена данных (например в<text:s/></text:span><text:span text:style-name="T234">RESTful<text:s/></text:span><text:span text:style-name="T235">сервисах</text:span><text:span text:style-name="T236">).</text:span></text:p>
          </table:table-cell>
        </table:table-row>
        <table:table-row table:style-name="TableRow0112">
          <table:table-cell table:style-name="TableCell011200">
            <text:p text:style-name="P33"><text:span text:style-name="T237">Опишите</text:span><text:span text:style-name="T238"><text:s/></text:span><text:span text:style-name="T239">что</text:span><text:span text:style-name="T240"><text:s/></text:span><text:span text:style-name="T241">будет</text:span><text:span text:style-name="T242"><text:s/></text:span><text:span text:style-name="T243">происходить</text:span><text:span text:style-name="T244"><text:s/></text:span><text:span text:style-name="T245">«</text:span><text:span text:style-name="T246">под</text:span><text:span text:style-name="T247"><text:s/></text:span><text:span text:style-name="T248">капотом</text:span><text:span text:style-name="T249">»<text:s/></text:span><text:span text:style-name="T250">после</text:span><text:span text:style-name="T251"><text:s/></text:span><text:span text:style-name="T252">ввода</text:span><text:span text:style-name="T253"><text:s/></text:span><text:span text:style-name="T254">адреса</text:span><text:span text:style-name="T255"><text:s/></text:span><text:span text:style-name="T256">сайта</text:span><text:span text:style-name="T257"><text:s/></text:span><text:span text:style-name="T258">в</text:span><text:span text:style-name="T259"><text:s/></text:span><text:span text:style-name="T260">браузере</text:span><text:span text:style-name="T261"><text:s/></text:span><text:span text:style-name="T262">и</text:span><text:span text:style-name="T263"><text:s/></text:span><text:span text:style-name="T264">нажатия</text:span><text:span text:style-name="T265"><text:s/>Enter?</text:span><text:span text:style-name="T266"/></text:p>
          </table:table-cell>
          <table:table-cell table:style-name="TableCell011201">
            <text:p text:style-name="P33"><text:span text:style-name="T267">1. Браузер начинает искать сервер:</text:span></text:p>
            <text:p text:style-name="P33"><text:span text:style-name="T267"><text:s/>- сначала ищет в собственном кэше</text:span></text:p>
            <text:p text:style-name="P33"><text:span text:style-name="T267"><text:s/>- не обнаружив запись у себя, обращается к ОС</text:span></text:p>
            <text:p text:style-name="P33"><text:span text:style-name="T267"><text:s/>- не найдя в ОС, ищет в кэше роутера</text:span></text:p>
            <text:p text:style-name="P33"><text:span text:style-name="T267"/></text:p>
            <text:p text:style-name="P34"><text:span text:style-name="T267">2. Браузер отправляет запрос к DNS-серверам: не обнаружив подходящих записей в кэше, браузер формирует запрос к DNS-серверам, расположенным в интернете.</text:span></text:p>
            <text:p text:style-name="P34"><text:span text:style-name="T267"/></text:p>
            <text:p text:style-name="P34"><text:span text:style-name="T267">3. Браузер устанавливает соединение с сервером: как только браузер узнал IP-адрес сервера, он пытается установить с ним соединение (в большинстве случаев для этого используется<text:s text:c="2"/>протокол</text:span><text:span text:style-name="T268"><text:s/>TCP</text:span><text:span text:style-name="T269">)</text:span><text:span text:style-name="T270">.</text:span><text:span text:style-name="T271"/></text:p>
            <text:p text:style-name="P34"><text:span text:style-name="T271"/></text:p>
            <text:p text:style-name="P34"><text:span text:style-name="T271">4. Браузер отправляет<text:s/></text:span><text:span text:style-name="T272">GET</text:span><text:span text:style-name="T273">-запрос на сервер, чтобы получить контент сайта.</text:span></text:p>
            <text:p text:style-name="P35"><text:span text:style-name="T273"/></text:p>
            <text:p text:style-name="P35"><text:span text:style-name="T273">5. Сервер обрабатывает запрос.</text:span></text:p>
            <text:p text:style-name="P35"><text:span text:style-name="T273"/></text:p>
            <text:p text:style-name="P35"><text:span text:style-name="T273">6. Сервер отправляет ответ браузеру.</text:span></text:p>
            <text:p text:style-name="P35"><text:span text:style-name="T273"/></text:p>
            <text:p text:style-name="P35"><text:span text:style-name="T273">7. Браузер обрабатывает полученный ответ и<text:s/></text:span><text:span text:style-name="T274">"</text:span><text:span text:style-name="T275">отрисоввывает</text:span><text:span text:style-name="T276">"<text:s/></text:span><text:span text:style-name="T277">веб-страницу.</text:span><text:span text:style-name="T278"/></text:p>
          </table:table-cell>
        </table:table-row>
      </table:table>
      <text:p text:style-name="P37"><text:span text:style-name="T27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